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Test.test_optional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alTest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alTest.test_optionalLong_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alTest.test_optional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alTest.test_optionalDouble_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alTest.test_optional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alTest.test_optional_pars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alTest.test_optional_parse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alTest.test_optionalInt_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